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size="10pt"/>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6.4776in" svg:y="0.522in" draw:control="control1"/>
        </table:shapes>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table:style-name="ce2" office:value-type="float" office:value="66.19" calcext:value-type="float">
            <text:p>66.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table:style-name="ce2" office:value-type="float" office:value="56.07" calcext:value-type="float">
            <text:p>56.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4.56" calcext:value-type="float">
            <text:p>4.56</text:p>
          </table:table-cell>
          <table:table-cell table:number-columns-repeated="4"/>
        </table:table-row>
        <table:table-row table:style-name="ro1">
          <table:table-cell/>
          <table:table-cell office:value-type="string" calcext:value-type="string">
            <text:p>Test9</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10</text:p>
          </table:table-cell>
          <table:table-cell office:value-type="float" office:value="3" calcext:value-type="float">
            <text:p>3</text:p>
          </table:table-cell>
          <table:table-cell table:number-columns-repeated="2"/>
          <table:table-cell office:value-type="string" calcext:value-type="string">
            <text:p><text:s/></text:p>
          </table:table-cell>
          <table:table-cell/>
        </table:table-row>
      </table:table>
      <table:table table:name="Sheet2"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39.23" calcext:value-type="float">
            <text:p>39.23</text:p>
          </table:table-cell>
          <table:table-cell office:value-type="float" office:value="2" calcext:value-type="float">
            <text:p>2</text:p>
          </table:table-cell>
          <table:table-cell/>
          <table:table-cell office:value-type="string" calcext:value-type="string">
            <text:p>Asset sum</text:p>
          </table:table-cell>
          <table:table-cell table:style-name="ce2" office:value-type="float" office:value="77.19" calcext:value-type="float">
            <text:p>77.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1.3" calcext:value-type="float">
            <text:p>1.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table:style-name="ce2" office:value-type="float" office:value="67.07" calcext:value-type="float">
            <text:p>67.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4.56" calcext:value-type="float">
            <text:p>4.56</text:p>
          </table:table-cell>
          <table:table-cell table:number-columns-repeated="4"/>
        </table:table-row>
        <table:table-row table:style-name="ro1">
          <table:table-cell/>
          <table:table-cell office:value-type="string" calcext:value-type="string">
            <text:p>Test9</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10</text:p>
          </table:table-cell>
          <table:table-cell office:value-type="float" office:value="3" calcext:value-type="float">
            <text:p>3</text:p>
          </table:table-cell>
          <table:table-cell table:number-columns-repeated="2"/>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8T12:11:55.045814621</dc:date>
    <meta:editing-duration>P5DT2H48M17S</meta:editing-duration>
    <meta:editing-cycles>892</meta:editing-cycles>
    <meta:generator>LibreOffice/7.4.2.3$MacOSX_X86_64 LibreOffice_project/382eef1f22670f7f4118c8c2dd222ec7ad009daf</meta:generator>
    <meta:document-statistic meta:table-count="2" meta:cell-count="76"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8 08:16:32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We define the structure that will ontains data to accelerate calculus process
Public Type TCelPos
	descMySheet As Object			REM Memory that contains: Descriptor of the current sheet
	sheetStringByName As String		REM Memory that contains: Sheet name
	sheetCelName As String			REM Memory that contains: Sheet cell name
	cellAddress As Object			REM Memory that contains: Cell address descriptor
	Col As Double					REM Memory that contains: Column cell coordinate
	Row As Double					REM Memory that contains: Row cell ccordinate
	maxRow As Double				REM Memory that contains: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Memory that contains the descriptors used to make final calculus
	Dim myCelPos As New TCelPos						REM Memory that contains the pointer to gather info to help to calculate column
	Dim cellAddress As Object						REM Memory that contains value
	Dim i, k As Integer 							REM Memory that contains counter
	Dim tc 											REM Memory that contains Type Cellule
	Dim st 											REM Memory that contains String Cellule
	Dim extra As String 							REM Memory that contains for error declaration    

	Dim sheets As Object							REM Memory that contains current sheets
	Dim sheet As Object								REM Memory that contains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REM We return value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if prerequisites not met
		extra = "This is an intended user-defined error unwanted format value. Current value is [" &amp; st &amp; "]"
		Err.Source = sheet.getCellByPosition(i,k).AbsoluteName
		Err.Raise(4096, Description:=extra, Error(4096))
	end if	
	myCelPos.maxRow = k								REM We record max row within one column
	ReturnsPosition = myCelPos						REM We return structure filled!
    Exit Function
    REM ------------------------------------------------------------------
ErrorUnidentifiedCharacter:
	Dim errTitle As String 							REM Memory that contains error message
    
    errTitle = "Error "&amp; Err &amp;" at line "&amp; Erl &amp;" in "_
    				&amp; Err.Source					REM We declare error string message
    MsgBox Err.Description, MB_ICONEXCLAMATION, _
    				errTitle						REM We print in a message box error message 
	Exit Function
End Function

REM We calculate the summup of a given column
Sub ColumnSummup(celPos As Object,sheetStringByName As String, strColByName As String, strRes As String)
	Dim x As Double 										 REM Memory that contains summup column value from celPos.Row to celPos.maxRow
	Dim i as Integer 										 REM Memory that contains current Row
	Dim u As Double 										 REM Memory that contains the cell value from tuple (Column,Row)
	Dim oCell, oSheet As Object 							 REM Memory that contains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CharHeight = 10
		oCell.value = -x									 REM If passive we revert value and put it in a gicen name cell
	Else
		oCell.CharHeight = 10
 		oCell.value = x										 REM  If not passive we revert value and put it in a gicen name cell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8 08:17:35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Sum for one sheet
Sub MaSomme(sheetStringByName As String, strColByName As String,strRes As String)
	BasicLibraries.loadLibrary("CelOpLib") 					 REM We load Library CelOpLib
    On Local Error GoTo ErrorRaised 						 REM We decklare one error
	Dim celPos As Object 									 REM Memory that contains info regarding the cell from where calculus will start

	celPos = ReturnsPosition(sheetStringByName,strColByName) REM Info regarding positioning s.a tuple (line,column values) on Sheet name, Column name
	ColumnSummup celPos,sheetStringByName,strColByName, _
										strRes				 REM Summup of the column and write it in 
    Exit Sub
    REM --------------------------------------------------------------
ErrorRaised: 												 REM If an error os raised we manage this error
	Dim errTitle As String									 REM Memory that contains: message eror
	
    errTitle = "Error " &amp; Err &amp; " at line " &amp; Erl &amp;" in " _
    				&amp; Err.Source						 	 REM Format error message to be
    MsgBox Err.Description, MB_ICONEXCLAMATION, errTitle	 REM Printed in a message box
    Exit Sub
End Sub REM 

REM Sum within one sheet
Sub CalcSheet(mySheet 	as String)
	MaSomme mySheet,"Asset","Asset sum" 			REM Calculus Column named Asset
	MaSomme mySheet,"Passive","Passive sum"			REM Calculus Column named Passive
	MaSomme mySheet,"My sum","Sums"					REM Calculus Column named Asset - Passive
End Sub

REM Start summup with one sheet
Sub Calc()
	Dim sheetName As String REM We store in that memory sheet name from the given list
	Dim oDoc As Object 		REM Memory that contains the descriptor of the current document
	Dim oSheet As Object	REM Memory that contains the descriptor of a given sheet
	Dim nSheets As Long		REM Memory that contains the number of element in the list (from the current document)
	Dim numSheet As Integer
	
	oDoc = ThisComponent
	nSheets = oDoc.Sheets.Count()
	numSheet = 0
	While numSheet &lt; nSheets
		oSheet = oDoc.Sheets(numSheet)
		sheetName = oSheet.GetName()


		CalcSheet(sheetName)
		numSheet = numSheet + 1
	Wend REM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